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28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125cm" style:rel-column-width="8191*"/>
    </style:style>
    <style:style style:name="表格4.B" style:family="table-column">
      <style:table-column-properties style:column-width="14.875cm" style:rel-column-width="57337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28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125cm" style:rel-column-width="8191*"/>
    </style:style>
    <style:style style:name="表格2.B" style:family="table-column">
      <style:table-column-properties style:column-width="14.875cm" style:rel-column-width="5733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28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2.125cm" style:rel-column-width="8191*"/>
    </style:style>
    <style:style style:name="表格6.B" style:family="table-column">
      <style:table-column-properties style:column-width="14.875cm" style:rel-column-width="57337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28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2.125cm" style:rel-column-width="8191*"/>
    </style:style>
    <style:style style:name="表格8.B" style:family="table-column">
      <style:table-column-properties style:column-width="14.875cm" style:rel-column-width="57337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28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8.5cm" style:rel-column-width="32764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28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8.5cm" style:rel-column-width="32764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B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2.125cm" style:rel-column-width="8191*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2.125cm" style:rel-column-width="8191*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fo:padding="0.097cm" fo:border-left="0.05pt solid #000000" fo:border-right="none" fo:border-top="none" fo:border-bottom="0.05pt solid #000000"/>
    </style:style>
    <style:style style:name="表格14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2.125cm" style:rel-column-width="8191*"/>
    </style:style>
    <style:style style:name="表格1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5.H1" style:family="table-cell">
      <style:table-cell-properties fo:padding="0.097cm" fo:border="0.05pt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17cm" style:rel-column-width="65528*"/>
    </style:style>
    <style:style style:name="表格16.A1" style:family="table-cell">
      <style:table-cell-properties fo:padding="0.097cm" fo:border="0.05pt solid #000000"/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8.5cm" style:rel-column-width="32764*"/>
    </style:style>
    <style:style style:name="表格1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7.B1" style:family="table-cell">
      <style:table-cell-properties fo:padding="0.097cm" fo:border="0.05pt solid #000000"/>
    </style:style>
    <style:style style:name="表格17.A2" style:family="table-cell">
      <style:table-cell-properties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28*"/>
    </style:style>
    <style:style style:name="表格18.A1" style:family="table-cell">
      <style:table-cell-properties fo:padding="0.097cm" fo:border="0.05pt solid #000000"/>
    </style:style>
    <style:style style:name="表格19" style:family="table">
      <style:table-properties style:width="17cm" table:align="margins"/>
    </style:style>
    <style:style style:name="表格19.A" style:family="table-column">
      <style:table-column-properties style:column-width="8.5cm" style:rel-column-width="32764*"/>
    </style:style>
    <style:style style:name="表格1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9.B1" style:family="table-cell">
      <style:table-cell-properties fo:padding="0.097cm" fo:border="0.05pt solid #000000"/>
    </style:style>
    <style:style style:name="表格19.A2" style:family="table-cell">
      <style:table-cell-properties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17cm" style:rel-column-width="65528*"/>
    </style:style>
    <style:style style:name="表格20.A1" style:family="table-cell">
      <style:table-cell-properties fo:padding="0.097cm" fo:border="0.05pt solid #000000"/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2.125cm" style:rel-column-width="8191*"/>
    </style:style>
    <style:style style:name="表格21.B" style:family="table-column">
      <style:table-column-properties style:column-width="14.875cm" style:rel-column-width="57337*"/>
    </style:style>
    <style:style style:name="表格2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1.B1" style:family="table-cell">
      <style:table-cell-properties fo:padding="0.097cm" fo:border="0.05pt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17cm" style:rel-column-width="65528*"/>
    </style:style>
    <style:style style:name="表格22.A1" style:family="table-cell">
      <style:table-cell-properties fo:padding="0.097cm" fo:border="0.05pt solid #000000"/>
    </style:style>
    <style:style style:name="表格23" style:family="table">
      <style:table-properties style:width="17cm" table:align="margins"/>
    </style:style>
    <style:style style:name="表格23.A" style:family="table-column">
      <style:table-column-properties style:column-width="2.125cm" style:rel-column-width="8191*"/>
    </style:style>
    <style:style style:name="表格23.B" style:family="table-column">
      <style:table-column-properties style:column-width="14.875cm" style:rel-column-width="57337*"/>
    </style:style>
    <style:style style:name="表格2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3.B1" style:family="table-cell">
      <style:table-cell-properties fo:padding="0.097cm" fo:border="0.05pt solid #000000"/>
    </style:style>
    <style:style style:name="表格24" style:family="table">
      <style:table-properties style:width="17cm" table:align="margins"/>
    </style:style>
    <style:style style:name="表格24.A" style:family="table-column">
      <style:table-column-properties style:column-width="17cm" style:rel-column-width="65528*"/>
    </style:style>
    <style:style style:name="表格24.A1" style:family="table-cell">
      <style:table-cell-properties fo:padding="0.097cm" fo:border="0.05pt solid #000000"/>
    </style:style>
    <style:style style:name="表格25" style:family="table">
      <style:table-properties style:width="17cm" table:align="margins"/>
    </style:style>
    <style:style style:name="表格25.A" style:family="table-column">
      <style:table-column-properties style:column-width="2.125cm" style:rel-column-width="8191*"/>
    </style:style>
    <style:style style:name="表格25.B" style:family="table-column">
      <style:table-column-properties style:column-width="14.875cm" style:rel-column-width="57337*"/>
    </style:style>
    <style:style style:name="表格2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5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781a" officeooo:paragraph-rsid="0006781a"/>
    </style:style>
    <style:style style:name="P2" style:family="paragraph" style:parent-style-name="Standard">
      <style:text-properties officeooo:rsid="0006781a" officeooo:paragraph-rsid="00075da7"/>
    </style:style>
    <style:style style:name="P3" style:family="paragraph" style:parent-style-name="Standard">
      <style:text-properties officeooo:rsid="0006781a" officeooo:paragraph-rsid="0008c8b8"/>
    </style:style>
    <style:style style:name="P4" style:family="paragraph" style:parent-style-name="Standard">
      <style:text-properties officeooo:rsid="0006781a" officeooo:paragraph-rsid="000e30a6"/>
    </style:style>
    <style:style style:name="P5" style:family="paragraph" style:parent-style-name="Standard">
      <style:text-properties officeooo:rsid="0008c8b8" officeooo:paragraph-rsid="0008c8b8"/>
    </style:style>
    <style:style style:name="P6" style:family="paragraph" style:parent-style-name="Standard">
      <style:text-properties officeooo:rsid="0008c8b8" officeooo:paragraph-rsid="000a2d33"/>
    </style:style>
    <style:style style:name="P7" style:family="paragraph" style:parent-style-name="Standard">
      <style:text-properties officeooo:rsid="0008c8b8" officeooo:paragraph-rsid="000ac605"/>
    </style:style>
    <style:style style:name="P8" style:family="paragraph" style:parent-style-name="Standard">
      <style:text-properties officeooo:rsid="0008c8b8" officeooo:paragraph-rsid="000c957d"/>
    </style:style>
    <style:style style:name="P9" style:family="paragraph" style:parent-style-name="Standard">
      <style:text-properties officeooo:paragraph-rsid="0008c8b8"/>
    </style:style>
    <style:style style:name="P10" style:family="paragraph" style:parent-style-name="Standard">
      <style:text-properties officeooo:rsid="000c957d" officeooo:paragraph-rsid="0008c8b8"/>
    </style:style>
    <style:style style:name="P11" style:family="paragraph" style:parent-style-name="Standard">
      <style:text-properties officeooo:rsid="000c957d" officeooo:paragraph-rsid="000c957d"/>
    </style:style>
    <style:style style:name="P12" style:family="paragraph" style:parent-style-name="Standard">
      <style:text-properties officeooo:rsid="000e30a6" officeooo:paragraph-rsid="000e30a6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6781a" officeooo:paragraph-rsid="00075da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8c8b8" officeooo:paragraph-rsid="0008c8b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c957d" officeooo:paragraph-rsid="000c957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e30a6" officeooo:paragraph-rsid="000e30a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 officeooo:rsid="00075da7" officeooo:paragraph-rsid="00075da7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6pt" fo:font-weight="bold" officeooo:rsid="00075da7" officeooo:paragraph-rsid="0008c8b8" style:font-size-asian="16pt" style:font-weight-asian="bold" style:font-size-complex="16pt" style:font-weight-complex="bold"/>
    </style:style>
    <style:style style:name="P19" style:family="paragraph" style:parent-style-name="Table_20_Contents">
      <style:text-properties officeooo:paragraph-rsid="00075da7"/>
    </style:style>
    <style:style style:name="P20" style:family="paragraph" style:parent-style-name="Table_20_Contents">
      <style:text-properties officeooo:paragraph-rsid="0008c8b8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0a2d33" officeooo:paragraph-rsid="000a2d33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0a2d33" officeooo:paragraph-rsid="000ac605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paragraph-rsid="000ac605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08c8b8" officeooo:paragraph-rsid="0008c8b8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08c8b8" officeooo:paragraph-rsid="000c957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0ac605" officeooo:paragraph-rsid="000ac605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075da7" officeooo:paragraph-rsid="000e30a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0e30a6" officeooo:paragraph-rsid="000e30a6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officeooo:rsid="000ac605" officeooo:paragraph-rsid="000ac605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75da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8c8b8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a2d33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c957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e30a6" style:font-size-asian="16pt" style:font-weight-asian="bold" style:font-size-complex="16pt" style:font-weight-complex="bold"/>
    </style:style>
    <style:style style:name="T8" style:family="text">
      <style:text-properties officeooo:rsid="00075da7"/>
    </style:style>
    <style:style style:name="T9" style:family="text">
      <style:text-properties officeooo:rsid="0009d01d"/>
    </style:style>
    <style:style style:name="T10" style:family="text">
      <style:text-properties officeooo:rsid="000c95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aseaddr:</text:span><text:span text:style-name="T1"> </text:span><text:span text:style-name="T2">0x0104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3">E<text:span text:style-name="T8">PCR</text:span>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7">31 ~ 0</text:p>
          </table:table-cell>
          <table:table-cell table:style-name="表格2.B1" office:value-type="string">
            <text:p text:style-name="P19"/>
          </table:table-cell>
        </table:table-row>
      </table:table>
      <text:p text:style-name="P2"><text:span text:style-name="T2"/></text:p>
      <text:p text:style-name="P1"><text:span text:style-name="T2"/></text:p>
      <text:p text:style-name="P1"><text:span text:style-name="T2">Baseaddr: 0x0108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3">E<text:span text:style-name="T8">PCR</text:span></text:p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7">31 ~ 0</text:p>
          </table:table-cell>
          <table:table-cell table:style-name="表格4.B1" office:value-type="string">
            <text:p text:style-name="P19"/>
          </table:table-cell>
        </table:table-row>
      </table:table>
      <text:p text:style-name="P2"><text:span text:style-name="T2"/></text:p>
      <text:p text:style-name="P2"><text:span text:style-name="T2">Baseaddr: 0x01</text:span><text:span text:style-name="T3">0C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3">E<text:span text:style-name="T8">XPC</text:span></text:p>
          </table:table-cell>
        </table:table-row>
      </table:table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17">31 ~ 0</text:p>
          </table:table-cell>
          <table:table-cell table:style-name="表格6.B1" office:value-type="string">
            <text:p text:style-name="P19"/>
          </table:table-cell>
        </table:table-row>
      </table:table>
      <text:p text:style-name="P2"><text:span text:style-name="T2"/></text:p>
      <text:p text:style-name="P3"><text:span text:style-name="T2">Baseaddr: 0x01</text:span><text:span text:style-name="T4">10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4">RUN_FREQUENCY</text:p>
          </table:table-cell>
        </table:table-row>
      </table:table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18">31 ~ 0</text:p>
          </table:table-cell>
          <table:table-cell table:style-name="表格8.B1" office:value-type="string">
            <text:p text:style-name="P20"/>
          </table:table-cell>
        </table:table-row>
      </table:table>
      <text:p text:style-name="P3"><text:span text:style-name="T2"/></text:p>
      <text:p text:style-name="P5"><text:span text:style-name="T2">Baseaddr: 0x0114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14">INTEN</text:p>
          </table:table-cell>
        </table:table-row>
      </table:table>
      <table:table table:name="表格10" table:style-name="表格10">
        <table:table-column table:style-name="表格10.A" table:number-columns-repeated="2"/>
        <table:table-row>
          <table:table-cell table:style-name="表格10.A1" office:value-type="string">
            <text:p text:style-name="P25">31~28: task7 interrupt enable</text:p>
          </table:table-cell>
          <table:table-cell table:style-name="表格10.B1" office:value-type="string">
            <text:p text:style-name="P25">27~24: task6 interrupt enable</text:p>
          </table:table-cell>
        </table:table-row>
        <table:table-row>
          <table:table-cell table:style-name="表格10.A2" office:value-type="string">
            <text:p text:style-name="P25">23~20: task5 interrupt enable</text:p>
          </table:table-cell>
          <table:table-cell table:style-name="表格10.B2" office:value-type="string">
            <text:p text:style-name="P25">19~16: task4 interrupt enable</text:p>
          </table:table-cell>
        </table:table-row>
        <table:table-row>
          <table:table-cell table:style-name="表格10.A2" office:value-type="string">
            <text:p text:style-name="P25">15~12: task4 interrupt enable</text:p>
          </table:table-cell>
          <table:table-cell table:style-name="表格10.B2" office:value-type="string">
            <text:p text:style-name="P25">11~8: task3 interrupt enable </text:p>
          </table:table-cell>
        </table:table-row>
        <table:table-row>
          <table:table-cell table:style-name="表格10.A2" office:value-type="string">
            <text:p text:style-name="P25">7~4: task1 interrupt enable</text:p>
          </table:table-cell>
          <table:table-cell table:style-name="表格10.B2" office:value-type="string">
            <text:p text:style-name="P25">3~0: task0 interrupt enable</text:p>
          </table:table-cell>
        </table:table-row>
      </table:table>
      <text:p text:style-name="P10"/>
      <text:p text:style-name="P11"/>
      <text:p text:style-name="P5"><text:span text:style-name="T2">Baseaddr: 0x0118</text:span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14">INT</text:p>
          </table:table-cell>
        </table:table-row>
      </table:table>
      <table:table table:name="表格12" table:style-name="表格12">
        <table:table-column table:style-name="表格12.A" table:number-columns-repeated="2"/>
        <table:table-row>
          <table:table-cell table:style-name="表格12.A1" office:value-type="string">
            <text:p text:style-name="P25">31~28: task7 interrupt status</text:p>
          </table:table-cell>
          <table:table-cell table:style-name="表格12.B1" office:value-type="string">
            <text:p text:style-name="P25">27~24: task6 interrupt <text:span text:style-name="T9">status</text:span></text:p>
          </table:table-cell>
        </table:table-row>
        <table:table-row>
          <table:table-cell table:style-name="表格12.A2" office:value-type="string">
            <text:p text:style-name="P25">23~20: task5 interrupt status</text:p>
          </table:table-cell>
          <table:table-cell table:style-name="表格12.B2" office:value-type="string">
            <text:p text:style-name="P25">19~16: task4 interrupt <text:span text:style-name="T9">status</text:span></text:p>
          </table:table-cell>
        </table:table-row>
        <table:table-row>
          <table:table-cell table:style-name="表格12.A2" office:value-type="string">
            <text:p text:style-name="P25">15~12: task4 interrupt status</text:p>
          </table:table-cell>
          <table:table-cell table:style-name="表格12.B2" office:value-type="string">
            <text:p text:style-name="P25">1<text:span text:style-name="T9">1</text:span>~8: task3 interrupt <text:span text:style-name="T9">status</text:span> </text:p>
          </table:table-cell>
        </table:table-row>
        <table:table-row>
          <table:table-cell table:style-name="表格12.A2" office:value-type="string">
            <text:p text:style-name="P25">7~4: task7 interrupt status</text:p>
          </table:table-cell>
          <table:table-cell table:style-name="表格12.B2" office:value-type="string">
            <text:p text:style-name="P25">3~0: task0 interrupt <text:span text:style-name="T9">status</text:span></text:p>
          </table:table-cell>
        </table:table-row>
      </table:table>
      <text:p text:style-name="P9"/>
      <text:p text:style-name="P11"><text:span text:style-name="T2">Interrupt type(bit):</text:span></text:p>
      <text:p text:style-name="P11"><text:span text:style-name="T2">0: complete flags</text:span></text:p>
      <text:p text:style-name="P11"><text:span text:style-name="T2">1: need data flags</text:span></text:p>
      <text:p text:style-name="P11"><text:span text:style-name="T2">2: stop task→ exit flags</text:span></text:p>
      <text:p text:style-name="P7"><text:span text:style-name="T2"/></text:p>
      <text:p text:style-name="P11"><text:span text:style-name="T2">probe data will use one task.</text:span></text:p>
      <text:p text:style-name="P7"><text:soft-page-break/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Baseaddr: 0x011</text:span><text:span text:style-name="T5">C</text:span></text:p>
      <table:table table:name="表格14" table:style-name="表格14">
        <table:table-column table:style-name="表格14.A" table:number-columns-repeated="8"/>
        <table:table-row>
          <table:table-cell table:style-name="表格14.A1" table:number-columns-spanned="8" office:value-type="string">
            <text:p text:style-name="P22">RUN_EN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4.A2" office:value-type="string">
            <text:p text:style-name="P27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H2" office:value-type="string">
            <text:p text:style-name="P24"/>
          </table:table-cell>
        </table:table-row>
        <table:table-row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H2" office:value-type="string">
            <text:p text:style-name="P24"/>
          </table:table-cell>
        </table:table-row>
        <table:table-row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A2" office:value-type="string">
            <text:p text:style-name="P24"/>
          </table:table-cell>
          <table:table-cell table:style-name="表格14.H2" office:value-type="string">
            <text:p text:style-name="P24"/>
          </table:table-cell>
        </table:table-row>
      </table:table>
      <table:table table:name="表格15" table:style-name="表格15">
        <table:table-column table:style-name="表格15.A" table:number-columns-repeated="8"/>
        <table:table-row>
          <table:table-cell table:style-name="表格15.A1" office:value-type="string">
            <text:p text:style-name="Table_20_Contents"/>
          </table:table-cell>
          <table:table-cell table:style-name="表格15.A1" office:value-type="string">
            <text:p text:style-name="Table_20_Contents"/>
          </table:table-cell>
          <table:table-cell table:style-name="表格15.A1" office:value-type="string">
            <text:p text:style-name="Table_20_Contents"/>
          </table:table-cell>
          <table:table-cell table:style-name="表格15.A1" office:value-type="string">
            <text:p text:style-name="Table_20_Contents"/>
          </table:table-cell>
          <table:table-cell table:style-name="表格15.A1" office:value-type="string">
            <text:p text:style-name="P30"/>
          </table:table-cell>
          <table:table-cell table:style-name="表格15.A1" office:value-type="string">
            <text:p text:style-name="P30">2. stop dsp flag</text:p>
          </table:table-cell>
          <table:table-cell table:style-name="表格15.A1" office:value-type="string">
            <text:p text:style-name="P30">1: run dsp flag</text:p>
          </table:table-cell>
          <table:table-cell table:style-name="表格15.H1" office:value-type="string">
            <text:p text:style-name="P30">0: run/stop dsp</text:p>
          </table:table-cell>
        </table:table-row>
      </table:table>
      <text:p text:style-name="P12"><text:span text:style-name="T5"/></text:p>
      <text:p text:style-name="P6"><text:span text:style-name="T2">Baseaddr: 0x01</text:span><text:span text:style-name="T7">20</text:span></text:p>
      <table:table table:name="表格13" table:style-name="表格13">
        <table:table-column table:style-name="表格13.A" table:number-columns-repeated="8"/>
        <table:table-row>
          <table:table-cell table:style-name="表格13.A1" table:number-columns-spanned="8" office:value-type="string">
            <text:p text:style-name="P27">TASK_CT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3.A2" office:value-type="string">
            <text:p text:style-name="P27">31: assign one task</text:p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H2" office:value-type="string">
            <text:p text:style-name="P23"/>
          </table:table-cell>
        </table:table-row>
        <table:table-row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H2" office:value-type="string">
            <text:p text:style-name="P23"/>
          </table:table-cell>
        </table:table-row>
        <table:table-row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H2" office:value-type="string">
            <text:p text:style-name="P23"/>
          </table:table-cell>
        </table:table-row>
        <table:table-row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3"/>
          </table:table-cell>
          <table:table-cell table:style-name="表格13.A2" office:value-type="string">
            <text:p text:style-name="P21">3: stop/run </text:p>
          </table:table-cell>
          <table:table-cell table:style-name="表格13.H2" table:number-columns-spanned="3" office:value-type="string">
            <text:p text:style-name="P21">0~2: task0 ~ task7</text:p>
          </table:table-cell>
          <table:covered-table-cell/>
          <table:covered-table-cell/>
        </table:table-row>
      </table:table>
      <text:p text:style-name="P12"><text:span text:style-name="T5"/></text:p>
      <text:p text:style-name="P8"><text:span text:style-name="T2">Baseaddr: 0x01</text:span><text:span text:style-name="T6">2</text:span><text:span text:style-name="T7">4</text:span></text:p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15">TASK_ID</text:p>
          </table:table-cell>
        </table:table-row>
      </table:table>
      <table:table table:name="表格17" table:style-name="表格17">
        <table:table-column table:style-name="表格17.A" table:number-columns-repeated="2"/>
        <table:table-row>
          <table:table-cell table:style-name="表格17.A1" office:value-type="string">
            <text:p text:style-name="P26">31~28: task7 <text:span text:style-name="T10">id</text:span></text:p>
          </table:table-cell>
          <table:table-cell table:style-name="表格17.B1" office:value-type="string">
            <text:p text:style-name="P26">27~24: task6 <text:span text:style-name="T10">id</text:span></text:p>
          </table:table-cell>
        </table:table-row>
        <table:table-row>
          <table:table-cell table:style-name="表格17.A2" office:value-type="string">
            <text:p text:style-name="P26">23~20: task5 i<text:span text:style-name="T10">d</text:span></text:p>
          </table:table-cell>
          <table:table-cell table:style-name="表格17.B2" office:value-type="string">
            <text:p text:style-name="P26">19~16: task4 <text:span text:style-name="T10">id</text:span></text:p>
          </table:table-cell>
        </table:table-row>
        <table:table-row>
          <table:table-cell table:style-name="表格17.A2" office:value-type="string">
            <text:p text:style-name="P26">15~12: task4 i<text:span text:style-name="T10">d</text:span></text:p>
          </table:table-cell>
          <table:table-cell table:style-name="表格17.B2" office:value-type="string">
            <text:p text:style-name="P26">1<text:span text:style-name="T9">1</text:span>~8: task3 i<text:span text:style-name="T10">d</text:span></text:p>
          </table:table-cell>
        </table:table-row>
        <table:table-row>
          <table:table-cell table:style-name="表格17.A2" office:value-type="string">
            <text:p text:style-name="P26">7~4: task7 i<text:span text:style-name="T10">d</text:span></text:p>
          </table:table-cell>
          <table:table-cell table:style-name="表格17.B2" office:value-type="string">
            <text:p text:style-name="P26">3~0: task0 i<text:span text:style-name="T10">d</text:span></text:p>
          </table:table-cell>
        </table:table-row>
      </table:table>
      <text:p text:style-name="P8"><text:span text:style-name="T5"/></text:p>
      <text:p text:style-name="P8"><text:span text:style-name="T2">Baseaddr: 0x01</text:span><text:span text:style-name="T6">24</text:span></text:p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15">TASK_DO</text:p>
          </table:table-cell>
        </table:table-row>
      </table:table>
      <table:table table:name="表格19" table:style-name="表格19">
        <table:table-column table:style-name="表格19.A" table:number-columns-repeated="2"/>
        <table:table-row>
          <table:table-cell table:style-name="表格19.A1" office:value-type="string">
            <text:p text:style-name="P26">31~28: task7 <text:span text:style-name="T10">do</text:span></text:p>
          </table:table-cell>
          <table:table-cell table:style-name="表格19.B1" office:value-type="string">
            <text:p text:style-name="P26">27~24: task6 <text:span text:style-name="T10">do</text:span></text:p>
          </table:table-cell>
        </table:table-row>
        <table:table-row>
          <table:table-cell table:style-name="表格19.A2" office:value-type="string">
            <text:p text:style-name="P26">23~20: task5 <text:span text:style-name="T10">do</text:span></text:p>
          </table:table-cell>
          <table:table-cell table:style-name="表格19.B2" office:value-type="string">
            <text:p text:style-name="P26">19~16: task4 <text:span text:style-name="T10">do</text:span></text:p>
          </table:table-cell>
        </table:table-row>
        <table:table-row>
          <table:table-cell table:style-name="表格19.A2" office:value-type="string">
            <text:p text:style-name="P26">15~12: task4 <text:span text:style-name="T10">do</text:span></text:p>
          </table:table-cell>
          <table:table-cell table:style-name="表格19.B2" office:value-type="string">
            <text:p text:style-name="P26">1<text:span text:style-name="T9">1</text:span>~8: task3 <text:span text:style-name="T10">do</text:span></text:p>
          </table:table-cell>
        </table:table-row>
        <table:table-row>
          <table:table-cell table:style-name="表格19.A2" office:value-type="string">
            <text:p text:style-name="P26">7~4: task7 <text:span text:style-name="T10">do</text:span></text:p>
          </table:table-cell>
          <table:table-cell table:style-name="表格19.B2" office:value-type="string">
            <text:p text:style-name="P26">3~0: task0 <text:span text:style-name="T10">do</text:span></text:p>
          </table:table-cell>
        </table:table-row>
      </table:table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4"><text:soft-page-break/><text:span text:style-name="T2">Baseaddr:</text:span><text:span text:style-name="T1"> </text:span><text:span text:style-name="T2">0x01</text:span><text:span text:style-name="T7">40</text:span></text:p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16">EXT_ADDR(RES)</text:p>
          </table:table-cell>
        </table:table-row>
      </table:table>
      <table:table table:name="表格23" table:style-name="表格23">
        <table:table-column table:style-name="表格23.A"/>
        <table:table-column table:style-name="表格23.B"/>
        <table:table-row>
          <table:table-cell table:style-name="表格23.A1" office:value-type="string">
            <text:p text:style-name="P28">31 ~ 0</text:p>
          </table:table-cell>
          <table:table-cell table:style-name="表格23.B1" office:value-type="string">
            <text:p text:style-name="P29">dsp run space high addr</text:p>
          </table:table-cell>
        </table:table-row>
      </table:table>
      <text:p text:style-name="P12"><text:span text:style-name="T5"/></text:p>
      <text:p text:style-name="P4"><text:span text:style-name="T2">Baseaddr:</text:span><text:span text:style-name="T1"> </text:span><text:span text:style-name="T2">0x01</text:span><text:span text:style-name="T7">44</text:span></text:p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16">RUN_SPACE_ADDR</text:p>
          </table:table-cell>
        </table:table-row>
      </table:table>
      <table:table table:name="表格21" table:style-name="表格21">
        <table:table-column table:style-name="表格21.A"/>
        <table:table-column table:style-name="表格21.B"/>
        <table:table-row>
          <table:table-cell table:style-name="表格21.A1" office:value-type="string">
            <text:p text:style-name="P28">31 ~ 0</text:p>
          </table:table-cell>
          <table:table-cell table:style-name="表格21.B1" office:value-type="string">
            <text:p text:style-name="P29">dsp run space</text:p>
          </table:table-cell>
        </table:table-row>
      </table:table>
      <text:p text:style-name="P12"><text:span text:style-name="T5">6</text:span><text:span text:style-name="T2">4system: high base addr, all point sdram base EXT_ADDR</text:span></text:p>
      <text:p text:style-name="P12"><text:span text:style-name="T2"/></text:p>
      <text:p text:style-name="P4"><text:span text:style-name="T2">Baseaddr:</text:span><text:span text:style-name="T1"> </text:span><text:span text:style-name="T2">0x01</text:span><text:span text:style-name="T7">48</text:span></text:p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16">RUN_SPACE_SIZE</text:p>
          </table:table-cell>
        </table:table-row>
      </table:table>
      <table:table table:name="表格25" table:style-name="表格25">
        <table:table-column table:style-name="表格25.A"/>
        <table:table-column table:style-name="表格25.B"/>
        <table:table-row>
          <table:table-cell table:style-name="表格25.A1" office:value-type="string">
            <text:p text:style-name="P28">31 ~ 0</text:p>
          </table:table-cell>
          <table:table-cell table:style-name="表格25.B1" office:value-type="string">
            <text:p text:style-name="P29">dsp run space size</text:p>
          </table:table-cell>
        </table:table-row>
      </table:table>
      <text:p text:style-name="P12"><text:span text:style-name="T5"/></text:p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2:21:17.430515435</meta:creation-date>
    <dc:date>2019-02-16T14:21:41.189612253</dc:date>
    <meta:editing-duration>PT10S</meta:editing-duration>
    <meta:editing-cycles>1</meta:editing-cycles>
    <meta:document-statistic meta:table-count="25" meta:image-count="0" meta:object-count="0" meta:page-count="3" meta:paragraph-count="80" meta:word-count="234" meta:character-count="1355" meta:non-whitespace-character-count="1198"/>
    <meta:generator>LibreOffice/5.1.6.2$Linux_X86_64 LibreOffice_project/10m0$Build-2</meta:generator>
  </office:meta>
</office:document-meta>
</file>